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bc4a" officeooo:paragraph-rsid="001cbc4a"/>
    </style:style>
    <style:style style:name="P2" style:family="paragraph" style:parent-style-name="Standard">
      <style:paragraph-properties fo:text-align="justify" style:justify-single-word="false"/>
      <style:text-properties officeooo:rsid="001cbc4a" officeooo:paragraph-rsid="001cbc4a"/>
    </style:style>
    <style:style style:name="P3" style:family="paragraph" style:parent-style-name="Standard">
      <style:paragraph-properties fo:text-align="justify" style:justify-single-word="false"/>
      <style:text-properties officeooo:rsid="001cbc4a" officeooo:paragraph-rsid="0020fa3f"/>
    </style:style>
    <style:style style:name="P4" style:family="paragraph" style:parent-style-name="Standard">
      <style:paragraph-properties fo:text-align="justify" style:justify-single-word="false"/>
      <style:text-properties officeooo:rsid="001cbc4a" officeooo:paragraph-rsid="00244d81"/>
    </style:style>
    <style:style style:name="T1" style:family="text">
      <style:text-properties officeooo:rsid="001eadaa"/>
    </style:style>
    <style:style style:name="T2" style:family="text">
      <style:text-properties officeooo:rsid="0020fa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rhan Hyder</text:p>
      <text:p text:style-name="P1">CSC 332 - Lab 5 report</text:p>
      <text:p text:style-name="P1">Date : 11/16/2018</text:p>
      <text:p text:style-name="P2"/>
      <text:p text:style-name="P3"><text:tab/><text:span text:style-name="T1">The given bank.c program has three processes – dad, son1, and son2. The given file had synchronization errors. After finding the errors, the problem was solved by using semaphores (provided sem2.h file by the instructor).</text:span></text:p>
      <text:p text:style-name="P4"><text:span text:style-name="T1"><text:tab/>The synchronization errors happens when two or more processes tries to invoke a single file at the same time. That’s why to solve that problem - before invoking a file (which can be accessed from other processes as well) it is required to make sure that no other processes will be able to invoke the same file until the job is done from the current process. Situations like this are called critical sections. </text:span></text:p>
      <text:p text:style-name="P4"><text:span text:style-name="T1"><text:tab/>In this project there are three cases when we find critical sections- 1. when dad deposits money, 2. when first son withdraws money, 3. when second son withdraws money. To solve the synchronization problem before each of this cases start a P(sem) statement is placed (for entering the critical section), and after each cases end a V(sem) statement is placed (to exit from critical section). So for example, let’s say we are in case 1 (dad depositing money): before entering the critical section we called P(sem), so we ensured that son1 and son2 will not be able to withdraw money at this time. After dad completed depositing money, we exited from the critical section by calling V(sem). Now if son-1 wants to withdraw some money, he would be able to. But, before he starts withdrawing money he would need to enter the critical section (by calling P(sem)) so that neither son2 will be able to withdraw money, nor the dad can deposit any money <text:s/>at the same time.</text:span></text:p>
      <text:p text:style-name="P3"><text:tab/><text:span text:style-name="T2">Some additional variables is also been introduced, namely counter_dad, counter_son1, counter_son2; which counts the number of time of their associated processes have to wait because it was blocked by some other proce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0:14:36.669802340</meta:creation-date>
    <dc:date>2018-11-16T21:41:34.595341047</dc:date>
    <meta:editing-duration>PT4M14S</meta:editing-duration>
    <meta:editing-cycles>2</meta:editing-cycles>
    <meta:generator>LibreOffice/6.0.6.2$Linux_X86_64 LibreOffice_project/00m0$Build-2</meta:generator>
    <meta:document-statistic meta:table-count="0" meta:image-count="0" meta:object-count="0" meta:page-count="1" meta:paragraph-count="7" meta:word-count="318" meta:character-count="1866" meta:non-whitespace-character-count="1547"/>
  </office:meta>
</office:document-meta>
</file>